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84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22mm"/>
    </style:style>
    <style:style style:name="co5" style:family="table-column">
      <style:table-column-properties fo:break-before="auto" style:column-width="5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Partno.</text:p>
          </table:table-cell>
          <table:table-cell table:style-name="ce3" office:value-type="string" calcext:value-type="string">
            <text:p>Distributor Partno.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-MOS Switch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IPB120P04P4L03ATMA1</text:p>
          </table:table-cell>
          <table:table-cell office:value-type="string" calcext:value-type="string">
            <text:p>IPB120P04P4L03ATMA1CT-ND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table:formula="of:=[.F2]*[.G2]" office:value-type="float" office:value="7.88" calcext:value-type="float">
            <text:p>7.88</text:p>
          </table:table-cell>
          <table:table-cell office:value-type="string" calcext:value-type="string">
            <text:p>Cost could be lowered if we used N-channel</text:p>
          </table:table-cell>
        </table:table-row>
        <table:table-row table:style-name="ro1">
          <table:table-cell office:value-type="string" calcext:value-type="string">
            <text:p>Op-Am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358ADR</text:p>
          </table:table-cell>
          <table:table-cell office:value-type="string" calcext:value-type="string">
            <text:p>296-14601-1-ND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formula="of:=[.F3]*[.G3]"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M32F303CBT6</text:p>
          </table:table-cell>
          <table:table-cell office:value-type="string" calcext:value-type="string">
            <text:p>497-17421-ND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string" calcext:value-type="string">
            <text:p>Red PP45 Housing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27-BK</text:p>
          </table:table-cell>
          <table:table-cell office:value-type="string" calcext:value-type="string">
            <text:p>879-1327-BK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table:formula="of:=[.F5]*[.G5]" office:value-type="float" office:value="0.94" calcext:value-type="float">
            <text:p>0.94</text:p>
          </table:table-cell>
          <table:table-cell office:value-type="string" calcext:value-type="string">
            <text:p>When trying to find on mouser, specify “-” for current.</text:p>
          </table:table-cell>
        </table:table-row>
        <table:table-row table:style-name="ro1">
          <table:table-cell office:value-type="string" calcext:value-type="string">
            <text:p>Black PP45 Housing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27G6-BK</text:p>
          </table:table-cell>
          <table:table-cell office:value-type="string" calcext:value-type="string">
            <text:p>879-1327G6-BK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6]*[.G6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Bottom row PP45 Connector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-5912P1</text:p>
          </table:table-cell>
          <table:table-cell office:value-type="string" calcext:value-type="string">
            <text:p>879-3-5912P1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table:formula="of:=[.F7]*[.G7]"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string" calcext:value-type="string">
            <text:p>Top row PP45 Connector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-5913P1</text:p>
          </table:table-cell>
          <table:table-cell office:value-type="string" calcext:value-type="string">
            <text:p>879-3-5913P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F8]*[.G8]"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2562T-E/SN</text:p>
          </table:table-cell>
          <table:table-cell office:value-type="string" calcext:value-type="string">
            <text:p>MCP2562T-E/SNCT-ND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F9]*[.G9]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CAN Connecto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04B-GHS-TB(LF)(SN)-</text:p>
          </table:table-cell>
          <table:table-cell office:value-type="string" calcext:value-type="string">
            <text:p>455-1566-1-ND</text:p>
          </table:table-cell>
          <table:table-cell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  <table:table-cell table:formula="of:=[.F10]*[.G10]"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3v3 Regulato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P2981-33DBVR</text:p>
          </table:table-cell>
          <table:table-cell office:value-type="string" calcext:value-type="string">
            <text:p>296-17360-1-ND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N-MOSFET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2N7002AK,LM</text:p>
          </table:table-cell>
          <table:table-cell office:value-type="string" calcext:value-type="string">
            <text:p>T2N7002AKLMCT-ND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string" calcext:value-type="string">
            <text:p>4-Pin Programming Header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-103669-3</text:p>
          </table:table-cell>
          <table:table-cell office:value-type="string" calcext:value-type="string">
            <text:p>A33897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cation LE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14]*[.G14]" office:value-type="float" office:value="0" calcext:value-type="float">
            <text:p>0</text:p>
          </table:table-cell>
          <table:table-cell office:value-type="string" calcext:value-type="string">
            <text:p>David has a bunch extra to use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office:value-type="string" calcext:value-type="string">
            <text:p>Total Cost</text:p>
          </table:table-cell>
          <table:table-cell table:formula="of:=SUM([.H2:.H14])" office:value-type="float" office:value="27.25" calcext:value-type="float">
            <text:p>27.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00-00-00</text:date>, <text:time style:data-style-name="N2" text:time-value="15:48:52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0:04:05.421000000</meta:creation-date>
    <meta:editing-duration>PT17H45M38S</meta:editing-duration>
    <meta:editing-cycles>7</meta:editing-cycles>
    <meta:generator>LibreOffice/5.4.1.2$Windows_X86_64 LibreOffice_project/ea7cb86e6eeb2bf3a5af73a8f7777ac570321527</meta:generator>
    <dc:date>2018-11-17T16:13:11.235000000</dc:date>
    <meta:document-statistic meta:table-count="1" meta:cell-count="111" meta:object-count="0"/>
  </office:meta>
</office:document-meta>
</file>